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75cm" svg:height="4.25cm" svg:x="4.25cm" svg:y="5cm">
          <draw:text-box>
            <text:p>${Remove type:“page“, name:“RemovePage“, now:true}</text:p>
          </draw:text-box>
        </draw:frame>
      </draw:page>
      <draw:page draw:name="RemovePage" draw:style-name="dp1" draw:master-page-name="Standard">
        <draw:frame draw:style-name="gr2" draw:text-style-name="P1" draw:layer="layout" svg:width="2.923cm" svg:height="0.962cm" svg:x="4.75cm" svg:y="4.75cm">
          <draw:text-box>
            <text:p>INVALID</text:p>
          </draw:text-box>
        </draw:frame>
      </draw:page>
      <draw:page draw:name="page3" draw:style-name="dp1" draw:master-page-name="Standard">
        <draw:frame draw:style-name="gr3" draw:text-style-name="P1" draw:layer="layout" svg:width="12cm" svg:height="3.095cm" svg:x="4.5cm" svg:y="4.25cm">
          <draw:text-box>
            <text:p>${String value:„Hello World“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7T17:25:05.647000000</meta:creation-date>
    <dc:date>2025-04-07T17:34:53.008000000</dc:date>
    <meta:editing-duration>PT9M45S</meta:editing-duration>
    <meta:editing-cycles>5</meta:editing-cycles>
    <meta:generator>LibreOffice/7.6.2.1$Windows_X86_64 LibreOffice_project/56f7684011345957bbf33a7ee678afaf4d2ba333</meta:generator>
    <meta:document-statistic meta:object-count="3"/>
  </office:meta>
</office:document-meta>
</file>